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44E0000033AD041D3A87CA827E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3" svg:font-family="Cantarell" style:font-pitch="variable"/>
    <style:font-face style:name="Cantarell2" svg:font-family="Cantarell" style:font-adornments="Bold" style:font-pitch="variable"/>
    <style:font-face style:name="Cantarell Extra Bold" svg:font-family="'Cantarell Extra Bold'" style:font-pitch="variable"/>
    <style:font-face style:name="Comfortaa3" svg:font-family="Comfortaa" style:font-pitch="variable"/>
    <style:font-face style:name="Comfortaa2" svg:font-family="Comfortaa" style:font-adornments="Bold" style:font-pitch="variable"/>
    <style:font-face style:name="Cantarell" svg:font-family="Cantarell" style:font-family-generic="roman" style:font-pitch="variable"/>
    <style:font-face style:name="Cantarell1" svg:font-family="Cantarell" style:font-adornments="Bold" style:font-family-generic="roman" style:font-pitch="variable"/>
    <style:font-face style:name="Comfortaa" svg:font-family="Comfortaa" style:font-family-generic="roman" style:font-pitch="variable"/>
    <style:font-face style:name="Comfortaa1" svg:font-family="Comfortaa" style:font-adornments="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imbus Sans L" svg:font-family="'Nimbus Sans L'" style:font-adornments="Bold" style:font-family-generic="swiss" style:font-pitch="variable"/>
    <style:font-face style:name="Noto Sans Arabic UI Bk" svg:font-family="'Noto Sans Arabic UI Bk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Arabic" svg:font-family="'Droid Sans Arabic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fedora-F20-slideshow-template-title">
      <style:graphic-properties draw:auto-grow-height="true" fo:min-height="3.506cm"/>
    </style:style>
    <style:style style:name="pr2" style:family="presentation" style:parent-style-name="fedora-F20-slideshow-template-subtitle">
      <style:graphic-properties draw:fill-color="#ffffff" draw:auto-grow-height="true" fo:min-height="2.379cm"/>
    </style:style>
    <style:style style:name="pr3" style:family="presentation" style:parent-style-name="fedora-F20-slideshow-template-subtitle">
      <style:graphic-properties draw:fill-color="#ffffff" draw:auto-grow-height="true" fo:min-height="6.878cm"/>
    </style:style>
    <style:style style:name="pr4" style:family="presentation" style:parent-style-name="fedora-F20-slideshow-template-notes">
      <style:graphic-properties draw:fill-color="#ffffff" draw:auto-grow-height="true" fo:min-height="12.572cm"/>
    </style:style>
    <style:style style:name="pr5" style:family="presentation" style:parent-style-name="fedora-F20-slideshow-template-subtitle">
      <style:graphic-properties draw:fill-color="#ffffff" draw:textarea-vertical-align="top" draw:auto-grow-height="true" fo:min-height="10.779cm"/>
    </style:style>
    <style:style style:name="pr6" style:family="presentation" style:parent-style-name="fedora-F20-slideshow-template-subtitle">
      <style:graphic-properties draw:fill-color="#ffffff" draw:textarea-vertical-align="top" draw:auto-grow-height="true" fo:min-height="12.579cm"/>
    </style:style>
    <style:style style:name="pr7" style:family="presentation" style:parent-style-name="fedora-F20-slideshow-template-subtitle">
      <style:graphic-properties draw:fill-color="#ffffff" draw:textarea-vertical-align="top" draw:auto-grow-height="true" fo:min-height="12.379cm"/>
    </style:style>
    <style:style style:name="pr8" style:family="presentation" style:parent-style-name="fedora-F20-slideshow-template-subtitle">
      <style:graphic-properties draw:fill-color="#ffffff" draw:textarea-vertical-align="top" draw:auto-grow-height="true" fo:min-height="13.179cm"/>
    </style:style>
    <style:style style:name="pr9" style:family="presentation" style:parent-style-name="fedora-F20-slideshow-template-title">
      <style:graphic-properties draw:auto-grow-height="true" fo:min-height="2.917cm"/>
    </style:style>
    <style:style style:name="P1" style:family="paragraph">
      <style:paragraph-properties fo:text-align="center"/>
      <style:text-properties style:font-name="Noto Sans Arabic UI Bk" style:font-name-complex="Noto Sans Arabic UI Bk"/>
    </style:style>
    <style:style style:name="P2" style:family="paragraph">
      <style:paragraph-properties fo:text-align="center"/>
      <style:text-properties fo:color="#ffffff" style:font-name="Noto Sans Arabic UI Bk" fo:font-size="60pt" fo:font-weight="bold" style:font-size-asian="60pt" style:font-weight-asian="bold" style:font-name-complex="Noto Sans Arabic UI Bk" style:font-size-complex="60pt" style:font-weight-complex="bold"/>
    </style:style>
    <style:style style:name="P3" style:family="paragraph">
      <style:paragraph-properties fo:text-align="center"/>
      <style:text-properties fo:color="#cccccc" style:font-name="Cantarell3" fo:font-size="40pt" fo:font-weight="bold" style:font-size-asian="40pt" style:font-weight-asian="bold" style:font-size-complex="40pt" style:font-weight-complex="bold"/>
    </style:style>
    <style:style style:name="P4" style:family="paragraph">
      <loext:graphic-properties draw:fill-color="#ffffff"/>
      <style:paragraph-properties fo:text-align="center"/>
      <style:text-properties fo:color="#cccccc" style:font-name="Cantarell3" fo:font-size="40pt" fo:font-weight="bold" style:font-size-asian="40pt" style:font-weight-asian="bold" style:font-size-complex="40pt" style:font-weight-complex="bold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/>
      <style:text-properties fo:color="#333333" style:font-name="Cantarell3" fo:font-size="30pt" fo:font-weight="bold" style:font-size-asian="30pt" style:font-weight-asian="bold" style:font-size-complex="30pt" style:font-weight-complex="bold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center"/>
      <style:text-properties fo:color="#ffffff" style:font-name="Noto Sans Arabic UI Bk" fo:font-size="48pt" fo:font-weight="bold" style:font-size-asian="48pt" style:font-weight-asian="bold" style:font-name-complex="Noto Sans Arabic UI Bk" style:font-size-complex="48pt" style:font-weight-complex="bold"/>
    </style:style>
    <style:style style:name="P9" style:family="paragraph">
      <style:paragraph-properties fo:line-height="150%" fo:text-align="center" style:writing-mode="rl-tb"/>
      <style:text-properties style:font-name="Noto Sans Arabic UI Bk" style:font-name-complex="Noto Sans Arabic UI Bk"/>
    </style:style>
    <style:style style:name="P10" style:family="paragraph">
      <loext:graphic-properties draw:fill-color="#ffffff"/>
      <style:paragraph-properties fo:line-height="150%" fo:text-align="center"/>
      <style:text-properties fo:color="#cccccc" style:font-name="Noto Sans Arabic UI Bk" fo:font-size="40pt" fo:font-weight="bold" style:font-size-asian="40pt" style:font-weight-asian="bold" style:font-name-complex="Noto Sans Arabic UI Bk" style:font-size-complex="40pt" style:font-weight-complex="bold"/>
    </style:style>
    <style:style style:name="P11" style:family="paragraph">
      <style:paragraph-properties fo:text-align="center" style:writing-mode="rl-tb"/>
      <style:text-properties style:font-name="Noto Sans Arabic UI Bk" style:font-name-complex="Noto Sans Arabic UI Bk"/>
    </style:style>
    <style:style style:name="P12" style:family="paragraph">
      <style:paragraph-properties fo:line-height="115%" fo:text-align="center" style:writing-mode="rl-tb"/>
      <style:text-properties style:font-name="Noto Sans Arabic UI Bk" style:font-name-complex="Noto Sans Arabic UI Bk"/>
    </style:style>
    <style:style style:name="P13" style:family="paragraph">
      <loext:graphic-properties draw:fill-color="#ffffff"/>
      <style:paragraph-properties fo:line-height="115%" fo:text-align="center" style:writing-mode="rl-tb"/>
      <style:text-properties fo:color="#cccccc" style:font-name="Noto Sans Arabic UI Bk" fo:font-size="40pt" fo:font-weight="bold" style:font-size-asian="40pt" style:font-weight-asian="bold" style:font-name-complex="Noto Sans Arabic UI Bk" style:font-size-complex="40pt" style:font-weight-complex="bold"/>
    </style:style>
    <style:style style:name="P14" style:family="paragraph">
      <style:paragraph-properties fo:line-height="115%" fo:text-align="center"/>
      <style:text-properties style:font-name="Noto Sans Arabic UI Bk" style:font-name-complex="Noto Sans Arabic UI Bk"/>
    </style:style>
    <style:style style:name="P15" style:family="paragraph">
      <loext:graphic-properties draw:fill-color="#ffffff"/>
      <style:paragraph-properties fo:line-height="150%" fo:text-align="center" style:writing-mode="rl-tb"/>
      <style:text-properties fo:color="#cccccc" style:font-name="Noto Sans Arabic UI Bk" fo:font-size="40pt" fo:font-weight="bold" style:font-size-asian="40pt" style:font-weight-asian="bold" style:font-name-complex="Noto Sans Arabic UI Bk" style:font-size-complex="40pt" style:font-weight-complex="bold"/>
    </style:style>
    <style:style style:name="P16" style:family="paragraph">
      <style:paragraph-properties fo:line-height="150%" fo:text-align="center"/>
      <style:text-properties style:font-name="Noto Sans Arabic UI Bk" style:font-name-complex="Noto Sans Arabic UI Bk"/>
    </style:style>
    <style:style style:name="P17" style:family="paragraph">
      <style:paragraph-properties fo:text-align="start"/>
      <style:text-properties fo:color="#ffffff" style:font-name="Noto Sans Arabic UI Bk" fo:font-size="60pt" fo:font-weight="bold" style:font-size-asian="60pt" style:font-weight-asian="bold" style:font-name-complex="Noto Sans Arabic UI Bk" style:font-size-complex="60pt" style:font-weight-complex="bold"/>
    </style:style>
    <style:style style:name="T1" style:family="text">
      <style:text-properties style:font-name="Noto Sans Arabic UI Bk" fo:font-size="66pt" style:font-size-asian="48pt" style:font-name-complex="Noto Sans Arabic UI Bk" style:font-size-complex="48pt"/>
    </style:style>
    <style:style style:name="T2" style:family="text">
      <style:text-properties fo:color="#cccccc" style:font-name="Cantarell3" fo:font-size="36pt" fo:font-weight="bold" style:font-size-asian="36pt" style:font-weight-asian="bold" style:font-size-complex="36pt" style:font-weight-complex="bold"/>
    </style:style>
    <style:style style:name="T3" style:family="text">
      <style:text-properties fo:color="#cccccc" style:font-name="Cantarell3" fo:font-size="15pt" fo:font-weight="bold" style:font-size-asian="15pt" style:font-weight-asian="bold" style:font-size-complex="15pt" style:font-weight-complex="bold"/>
    </style:style>
    <style:style style:name="T4" style:family="text">
      <style:text-properties fo:color="#ffffff" style:font-name="Cantarell3" fo:font-size="20pt" fo:font-weight="bold" style:font-size-asian="20pt" style:font-weight-asian="bold" style:font-size-complex="20pt" style:font-weight-complex="bold"/>
    </style:style>
    <style:style style:name="T5" style:family="text">
      <style:text-properties style:font-name="Noto Sans Arabic UI Bk" style:font-name-complex="Noto Sans Arabic UI Bk"/>
    </style:style>
    <style:style style:name="T6" style:family="text">
      <style:text-properties style:font-name="Cantarell Extra Bold" fo:font-size="36pt" style:font-size-asian="28pt" style:font-name-complex="Noto Sans Arabic UI Bk" style:font-size-complex="28pt"/>
    </style:style>
    <style:style style:name="T7" style:family="text">
      <style:text-properties fo:color="#ffffff" style:text-outline="false" style:text-line-through-style="none" style:text-line-through-type="none" style:font-name="Nimbus Sans L" fo:font-size="16pt" fo:font-style="normal" fo:text-shadow="none" style:text-underline-style="none" fo:font-weight="bold" style:font-name-asian="Andale Sans UI" style:font-size-asian="16pt" style:font-style-asian="normal" style:font-weight-asian="normal" style:font-name-complex="Tahoma" style:font-size-complex="16pt" style:font-style-complex="normal" style:font-weight-complex="normal" style:text-emphasize="none" style:font-relief="none"/>
    </style:style>
    <style:style style:name="T8" style:family="text">
      <style:text-properties fo:color="#ffffff" fo:font-size="16pt" style:font-size-asian="16pt" style:font-size-complex="16pt"/>
    </style:style>
    <style:style style:name="T9" style:family="text">
      <style:text-properties style:font-name="Noto Sans Arabic UI Bk" fo:font-size="96pt" style:font-size-asian="96pt" style:font-name-complex="Noto Sans Arabic UI Bk" style:font-size-complex="96pt"/>
    </style:style>
    <style:style style:name="T10" style:family="text">
      <style:text-properties style:font-name="Noto Sans Arabic UI Bk" fo:font-size="44pt" style:font-size-asian="44pt" style:font-name-complex="Noto Sans Arabic UI Bk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edora-F20-slideshow-template" presentation:presentation-page-layout-name="AL1T0">
        <office:forms form:automatic-focus="false" form:apply-design-mode="false"/>
        <draw:frame presentation:style-name="pr1" draw:text-style-name="P2" draw:layer="layout" svg:width="20.199cm" svg:height="3.506cm" svg:x="3.301cm" svg:y="5.894cm" presentation:class="title" presentation:user-transformed="true">
          <draw:text-box>
            <text:p text:style-name="P1"><text:span text:style-name="T1">کارکردهای سیستم عامل</text:span></text:p>
          </draw:text-box>
        </draw:frame>
        <draw:frame presentation:style-name="pr2" draw:text-style-name="P4" draw:layer="layout" svg:width="19.4cm" svg:height="2.379cm" svg:x="3.3cm" svg:y="8.821cm" presentation:class="subtitle" presentation:user-transformed="true">
          <draw:text-box>
            <text:p text:style-name="P3"><text:span text:style-name="T2">Operating System Services</text:span></text:p>
          </draw:text-box>
        </draw:frame>
        <draw:frame presentation:style-name="pr3" draw:text-style-name="P6" draw:layer="layout" svg:width="11.2cm" svg:height="6.878cm" svg:x="16.6cm" svg:y="12.722cm">
          <draw:text-box>
            <text:p text:style-name="P5"><text:span text:style-name="T3">Presenter:</text:span></text:p>
            <text:p text:style-name="P5"><text:span text:style-name="T4">Mohsen Shabanian</text:span></text:p>
            <text:p text:style-name="P5"><text:span text:style-name="T3">Organization:</text:span></text:p>
            <text:p text:style-name="P5"><text:span text:style-name="T4">Ramsar Lu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edora-F20-slideshow-template" presentation:presentation-page-layout-name="AL1T0">
        <office:forms form:automatic-focus="false" form:apply-design-mode="false"/>
        <draw:frame presentation:style-name="pr1" draw:text-style-name="P8" draw:layer="layout" svg:width="25.199cm" svg:height="3.506cm" svg:x="1.4cm" svg:y="5.2cm" presentation:class="title" presentation:user-transformed="true">
          <draw:text-box>
            <text:p text:style-name="P1"><text:span text:style-name="T5">خدمات گیرنده ها</text:span></text:p>
          </draw:text-box>
        </draw:frame>
        <draw:frame presentation:style-name="pr5" draw:text-style-name="P10" draw:layer="layout" svg:width="24.639cm" svg:height="10.779cm" svg:x="1.4cm" svg:y="8.8cm" presentation:class="subtitle" presentation:user-transformed="true">
          <draw:text-box>
            <text:p text:style-name="P9"><text:span text:style-name="T5">برنامه ها: </text:span><text:span text:style-name="T5">محیط اجرا</text:span></text:p>
            <text:p text:style-name="P9"><text:span text:style-name="T5">کابر: امکان اجرا برنامه ها در بهترین حالت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edora-F20-slideshow-template" presentation:presentation-page-layout-name="AL1T0">
        <office:forms form:automatic-focus="false" form:apply-design-mode="false"/>
        <draw:frame presentation:style-name="pr1" draw:text-style-name="P8" draw:layer="layout" svg:width="25.199cm" svg:height="3.506cm" svg:x="1.4cm" svg:y="3cm" presentation:class="title" presentation:user-transformed="true">
          <draw:text-box>
            <text:p text:style-name="P11"><text:span text:style-name="T5">مهم‌ترین کارکردهای سیستم عامل</text:span></text:p>
          </draw:text-box>
        </draw:frame>
        <draw:frame presentation:style-name="pr6" draw:text-style-name="P13" draw:layer="layout" svg:width="24.639cm" svg:height="12.579cm" svg:x="1.4cm" svg:y="7cm" presentation:class="subtitle" presentation:user-transformed="true">
          <draw:text-box>
            <text:p text:style-name="P12"><text:span text:style-name="T5">اجرای برنامه</text:span></text:p>
            <text:p text:style-name="P12"><text:span text:style-name="T5">عملیات ورودی خروجی</text:span></text:p>
            <text:p text:style-name="P12"><text:span text:style-name="T5">کار با سیستم فایلی</text:span></text:p>
            <text:p text:style-name="P12"><text:span text:style-name="T5">ارتباطات</text:span></text:p>
            <text:p text:style-name="P12"><text:span text:style-name="T5">شناسایی خطا</text:span></text:p>
            <text:p text:style-name="P12"><text:span text:style-name="T5">تخصیص منابع</text:span></text:p>
            <text:p text:style-name="P12"><text:span text:style-name="T5">محافظت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edora-F20-slideshow-template" presentation:presentation-page-layout-name="AL1T0">
        <office:forms form:automatic-focus="false" form:apply-design-mode="false"/>
        <draw:frame presentation:style-name="pr1" draw:text-style-name="P8" draw:layer="layout" svg:width="25.199cm" svg:height="3.506cm" svg:x="1.401cm" svg:y="2.894cm" presentation:class="title" presentation:user-transformed="true">
          <draw:text-box>
            <text:p text:style-name="P11"><text:span text:style-name="T5">اجرای برنامه</text:span></text:p>
          </draw:text-box>
        </draw:frame>
        <draw:frame presentation:style-name="pr7" draw:text-style-name="P13" draw:layer="layout" svg:width="24.639cm" svg:height="12.379cm" svg:x="1.4cm" svg:y="7.2cm" presentation:class="subtitle" presentation:user-transformed="true">
          <draw:text-box>
            <text:p text:style-name="P14"><text:span text:style-name="T5">بارگزاری برنامه در حافظه</text:span></text:p>
            <text:p text:style-name="P14"><text:span text:style-name="T5">اجرای برنامه</text:span></text:p>
            <text:p text:style-name="P14"><text:span text:style-name="T5">مدیریت اجرا</text:span></text:p>
            <text:p text:style-name="P14"><text:span text:style-name="T5">فراهم کردن سازوکار اجرای همزمان</text:span></text:p>
            <text:p text:style-name="P14"><text:span text:style-name="T5">فراهم کردن سازوکار ارتباطات</text:span></text:p>
            <text:p text:style-name="P14"><text:span text:style-name="T5">فراهم کردن سازوکار مدیریت بن‌بست‌ها</text:span><text:span text:style-name="T5"> </text:span><text:span text:style-name="T6">(deadlock)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edora-F20-slideshow-template" presentation:presentation-page-layout-name="AL1T0">
        <office:forms form:automatic-focus="false" form:apply-design-mode="false"/>
        <draw:frame presentation:style-name="pr1" draw:text-style-name="P8" draw:layer="layout" svg:width="25.199cm" svg:height="3.506cm" svg:x="1.4cm" svg:y="5.2cm" presentation:class="title" presentation:user-transformed="true">
          <draw:text-box>
            <text:p text:style-name="P11"><text:span text:style-name="T5">عملیات ورودی خروجی</text:span></text:p>
          </draw:text-box>
        </draw:frame>
        <draw:frame presentation:style-name="pr5" draw:text-style-name="P15" draw:layer="layout" svg:width="24.639cm" svg:height="10.779cm" svg:x="1.4cm" svg:y="8.8cm" presentation:class="subtitle" presentation:user-transformed="true">
          <draw:text-box>
            <text:p text:style-name="P9"><text:span text:style-name="T5">عملیات خواندن یا نوشتن روی هر فایل یا هر وسیله ورودی خروجی</text:span></text:p>
            <text:p text:style-name="P9"><text:span text:style-name="T5">فراهم آوردن دسترسی به ورودی خروجی هروقت که نیاز هست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edora-F20-slideshow-template" presentation:presentation-page-layout-name="AL1T0">
        <office:forms form:automatic-focus="false" form:apply-design-mode="false"/>
        <draw:frame presentation:style-name="pr1" draw:text-style-name="P8" draw:layer="layout" svg:width="25.199cm" svg:height="3.506cm" svg:x="1.401cm" svg:y="2.6cm" presentation:class="title" presentation:user-transformed="true">
          <draw:text-box>
            <text:p text:style-name="P11"><text:span text:style-name="T5">کار با سیستم فایلی</text:span></text:p>
          </draw:text-box>
        </draw:frame>
        <draw:frame presentation:style-name="pr8" draw:text-style-name="P13" draw:layer="layout" svg:width="24.639cm" svg:height="13.179cm" svg:x="1.4cm" svg:y="6.4cm" presentation:class="subtitle" presentation:user-transformed="true">
          <draw:text-box>
            <text:p text:style-name="P12"><text:span text:style-name="T5">برنامه مورد نیاز برای خواندن و نوشتن فایل</text:span></text:p>
            <text:p text:style-name="P12"><text:span text:style-name="T5">دادن اجازه دسترسی یک برنامه به فایل</text:span></text:p>
            <text:p text:style-name="P12"><text:span text:style-name="T5">تعریف سطوح دسترسی، فقط خواندنی، خواندنی نوشتنی، ممنوع و ...</text:span></text:p>
            <text:p text:style-name="P12"><text:span text:style-name="T5">فراهم کردن رابط ساخت و حذف فایل</text:span></text:p>
            <text:p text:style-name="P12"><text:span text:style-name="T5">فراهم کردن رابط ساخت و حذف پوشه (فولدر)</text:span></text:p>
            <text:p text:style-name="P12"><text:span text:style-name="T5">فراهم کردن رابط ساخت پشتیبان از سیستم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edora-F20-slideshow-template" presentation:presentation-page-layout-name="AL1T0">
        <office:forms form:automatic-focus="false" form:apply-design-mode="false"/>
        <draw:frame presentation:style-name="pr1" draw:text-style-name="P8" draw:layer="layout" svg:width="25.199cm" svg:height="3.506cm" svg:x="1.4cm" svg:y="5.2cm" presentation:class="title" presentation:user-transformed="true">
          <draw:text-box>
            <text:p text:style-name="P11"><text:span text:style-name="T5">ارتباطات</text:span></text:p>
          </draw:text-box>
        </draw:frame>
        <draw:frame presentation:style-name="pr5" draw:text-style-name="P15" draw:layer="layout" svg:width="24.639cm" svg:height="10.779cm" svg:x="1.4cm" svg:y="8.8cm" presentation:class="subtitle" presentation:user-transformed="true">
          <draw:text-box>
            <text:p text:style-name="P16"><text:span text:style-name="T5">دو پروسه معمولانیاز به جابه‌جایی بین‌شان دارند</text:span></text:p>
            <text:p text:style-name="P16"><text:span text:style-name="T5">دو پروسه ممکن است روی یک کامپیوتر <text:s/>یا کامپیوتر های مختلف، مرتبط بوسیله شبکه</text:span></text:p>
            <text:p text:style-name="P16"><text:span text:style-name="T5">ارتباطات بوسیله حافظه مشترک یا پیام ارسالی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edora-F20-slideshow-template" presentation:presentation-page-layout-name="AL1T0">
        <office:forms form:automatic-focus="false" form:apply-design-mode="false"/>
        <draw:frame presentation:style-name="pr1" draw:text-style-name="P8" draw:layer="layout" svg:width="25.199cm" svg:height="3.506cm" svg:x="1.4cm" svg:y="5.2cm" presentation:class="title" presentation:user-transformed="true">
          <draw:text-box>
            <text:p text:style-name="P11"><text:span text:style-name="T5">شناسایی خطا</text:span></text:p>
          </draw:text-box>
        </draw:frame>
        <draw:frame presentation:style-name="pr5" draw:text-style-name="P15" draw:layer="layout" svg:width="24.639cm" svg:height="10.779cm" svg:x="1.4cm" svg:y="8.8cm" presentation:class="subtitle" presentation:user-transformed="true">
          <draw:text-box>
            <text:p text:style-name="P9"><text:span text:style-name="T5">کنترل بی‌وقفه برای خطاهای احتمالی</text:span></text:p>
            <text:p text:style-name="P9"><text:span text:style-name="T5">اقدام مناسب برای اطمینان از محاسبه تصحیح و ادامه کار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edora-F20-slideshow-template" presentation:presentation-page-layout-name="AL1T0">
        <office:forms form:automatic-focus="false" form:apply-design-mode="false"/>
        <draw:frame presentation:style-name="pr1" draw:text-style-name="P8" draw:layer="layout" svg:width="25.199cm" svg:height="3.506cm" svg:x="1.4cm" svg:y="5.2cm" presentation:class="title" presentation:user-transformed="true">
          <draw:text-box>
            <text:p text:style-name="P11"><text:span text:style-name="T5">مدیریت منابع</text:span></text:p>
          </draw:text-box>
        </draw:frame>
        <draw:frame presentation:style-name="pr5" draw:text-style-name="P15" draw:layer="layout" svg:width="24.639cm" svg:height="10.779cm" svg:x="1.4cm" svg:y="8.8cm" presentation:class="subtitle" presentation:user-transformed="true">
          <draw:text-box>
            <text:p text:style-name="P9"><text:span text:style-name="T5">مدیریت همه انواع منابع با زمان بندی</text:span></text:p>
            <text:p text:style-name="P9"><text:span text:style-name="T5">الگوریتم زمان بندی </text:span><text:span text:style-name="T5">cpu</text:span><text:span text:style-name="T5"> برای استفاده بهینه‌تر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edora-F20-slideshow-template" presentation:presentation-page-layout-name="AL1T0">
        <office:forms form:automatic-focus="false" form:apply-design-mode="false"/>
        <draw:frame presentation:style-name="pr1" draw:text-style-name="P8" draw:layer="layout" svg:width="25.199cm" svg:height="3.506cm" svg:x="1.201cm" svg:y="2.6cm" presentation:class="title" presentation:user-transformed="true">
          <draw:text-box>
            <text:p text:style-name="P11"><text:span text:style-name="T5">محافظت</text:span></text:p>
          </draw:text-box>
        </draw:frame>
        <draw:frame presentation:style-name="pr5" draw:text-style-name="P13" draw:layer="layout" svg:width="24.639cm" svg:height="12.37cm" svg:x="1.4cm" svg:y="7.03cm" presentation:class="subtitle" presentation:user-transformed="true">
          <draw:text-box>
            <text:p text:style-name="P14"><text:span text:style-name="T5">اطمینان از این که همه دسترسی ها به منابع سیستم کنترل می‌شوند</text:span></text:p>
            <text:p text:style-name="P14"><text:span text:style-name="T5">اطمینان از این که وسایل ورودی خروجی در برابر تلاش برای دسترسی غیر‌مجاز، محافظت شده‌اند</text:span></text:p>
            <text:p text:style-name="P14"><text:span text:style-name="T5">فراهم کردن ویژگی اهراز هویت بوسیله رمزعبور برای کاربران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edora-F20-slideshow-template" presentation:presentation-page-layout-name="AL1T0">
        <office:forms form:automatic-focus="false" form:apply-design-mode="false"/>
        <draw:frame presentation:style-name="pr9" draw:layer="layout" svg:width="23.5cm" svg:height="2.917cm" svg:x="1.256cm" svg:y="17.11cm" presentation:class="title" presentation:user-transformed="true">
          <draw:text-box>
            <text:p text:style-name="P5"><text:span text:style-name="T7">Web: http://ramsarlug.org</text:span><text:span text:style-name="T7"><text:line-break/></text:span><text:span text:style-name="T7">instagram: @ramsarlug</text:span><text:span text:style-name="T7"><text:line-break/></text:span><text:span text:style-name="T7">telegram: @</text:span><text:span text:style-name="T8">ramsarlug</text:span><text:span text:style-name="T8"><text:line-break/></text:span><text:span text:style-name="T8">source: tutorialspoint.com</text:span></text:p>
          </draw:text-box>
        </draw:frame>
        <draw:frame presentation:style-name="pr1" draw:text-style-name="P17" draw:layer="layout" svg:width="20.199cm" svg:height="6.729cm" svg:x="3.4cm" svg:y="6.124cm" presentation:class="title" presentation:user-transformed="true">
          <draw:text-box>
            <text:p text:style-name="P2"><text:span text:style-name="T9">پایان</text:span><text:span text:style-name="T5"><text:line-break/></text:span><text:span text:style-name="T10">سوال؟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3" svg:font-family="Cantarell" style:font-pitch="variable"/>
    <style:font-face style:name="Cantarell2" svg:font-family="Cantarell" style:font-adornments="Bold" style:font-pitch="variable"/>
    <style:font-face style:name="Cantarell Extra Bold" svg:font-family="'Cantarell Extra Bold'" style:font-pitch="variable"/>
    <style:font-face style:name="Comfortaa3" svg:font-family="Comfortaa" style:font-pitch="variable"/>
    <style:font-face style:name="Comfortaa2" svg:font-family="Comfortaa" style:font-adornments="Bold" style:font-pitch="variable"/>
    <style:font-face style:name="Cantarell" svg:font-family="Cantarell" style:font-family-generic="roman" style:font-pitch="variable"/>
    <style:font-face style:name="Cantarell1" svg:font-family="Cantarell" style:font-adornments="Bold" style:font-family-generic="roman" style:font-pitch="variable"/>
    <style:font-face style:name="Comfortaa" svg:font-family="Comfortaa" style:font-family-generic="roman" style:font-pitch="variable"/>
    <style:font-face style:name="Comfortaa1" svg:font-family="Comfortaa" style:font-adornments="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imbus Sans L" svg:font-family="'Nimbus Sans L'" style:font-adornments="Bold" style:font-family-generic="swiss" style:font-pitch="variable"/>
    <style:font-face style:name="Noto Sans Arabic UI Bk" svg:font-family="'Noto Sans Arabic UI Bk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Arabic" svg:font-family="'Droid Sans Arabic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e_20_1" draw:display-name="Bitmape 1" xlink:href="Pictures/100002010000044E0000033AD041D3A87CA827E6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N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edora-F20-slideshow-template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fedora-F20-slideshow-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edora-F20-slideshow-templa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F20-slideshow-template-outline1" style:family="presentation">
      <style:graphic-properties draw:stroke="none" draw:fill="none" draw:auto-grow-height="false" draw:fit-to-size="shrink-to-fit" style:shrink-to-fit="true">
        <text:list-style style:name="fedora-F20-slideshow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F20-slideshow-template-outline2" style:family="presentation" style:parent-style-name="fedora-F20-slideshow-templat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fedora-F20-slideshow-template-outline3" style:family="presentation" style:parent-style-name="fedora-F20-slideshow-templat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fedora-F20-slideshow-template-outline4" style:family="presentation" style:parent-style-name="fedora-F20-slideshow-templa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fedora-F20-slideshow-template-outline5" style:family="presentation" style:parent-style-name="fedora-F20-slideshow-templa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edora-F20-slideshow-template-outline6" style:family="presentation" style:parent-style-name="fedora-F20-slideshow-templa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edora-F20-slideshow-template-outline7" style:family="presentation" style:parent-style-name="fedora-F20-slideshow-templa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edora-F20-slideshow-template-outline8" style:family="presentation" style:parent-style-name="fedora-F20-slideshow-templa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edora-F20-slideshow-template-outline9" style:family="presentation" style:parent-style-name="fedora-F20-slideshow-templa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edora-F20-slideshow-template-subtitle" style:family="presentation">
      <style:graphic-properties draw:stroke="none" draw:fill="none" draw:textarea-vertical-align="middle">
        <text:list-style style:name="fedora-F20-slideshow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b2b2b2" style:text-outline="false" style:text-line-through-style="none" style:text-line-through-type="none" style:font-name="Cantarell2" fo:font-family="Cantarell" style:font-style-name="Bold" style:font-pitch="variable" fo:font-size="40pt" fo:font-style="normal" fo:text-shadow="none" style:text-underline-style="none" fo:font-weight="bold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F20-slideshow-template-title" style:family="presentation">
      <style:graphic-properties draw:stroke="none" draw:fill="none" draw:textarea-vertical-align="middle">
        <text:list-style style:name="fedora-F20-slideshow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Comfortaa2" fo:font-family="Comfortaa" style:font-style-name="Bold" style:font-pitch="variable" fo:font-size="60pt" fo:font-style="normal" fo:text-shadow="none" style:text-underline-style="none" fo:font-weight="bold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fedora-F20-slideshow-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fedora-F20-slideshow-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fedora-F20-slideshow-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-F20-slideshow-template" style:page-layout-name="PM1" draw:style-name="Mdp1">
      <office:forms form:automatic-focus="false" form:apply-design-mode="false"/>
      <draw:frame presentation:style-name="fedora-F20-slideshow-template-title" draw:layer="backgroundobjects" svg:width="25.199cm" svg:height="3.506cm" svg:x="1.4cm" svg:y="0.837cm" presentation:class="title" presentation:placeholder="true">
        <draw:text-box/>
      </draw:frame>
      <draw:frame presentation:style-name="fedora-F20-slideshow-template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edora-F20-slideshow-template-title" draw:layer="backgroundobjects" svg:width="13.968cm" svg:height="10.476cm" svg:x="3.81cm" svg:y="2.123cm" presentation:class="page"/>
        <draw:frame presentation:style-name="fedora-F20-slideshow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0T11:44:03.831242855</meta:creation-date>
    <meta:editing-duration>PT3H8M33S</meta:editing-duration>
    <meta:editing-cycles>15</meta:editing-cycles>
    <meta:generator>LibreOffice/6.2.8.2$Linux_X86_64 LibreOffice_project/20$Build-2</meta:generator>
    <dc:description>Based on "F20/10th aniversary impress template idea" by William Moreno Reyes (https://fedoraproject.org/wiki/Templates_for_Presentations). License: CC-BY</dc:description>
    <dc:date>2020-01-10T10:15:46.462475046</dc:date>
    <meta:document-statistic meta:object-count="66"/>
  </office:meta>
</office:document-meta>
</file>